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007cm" svg:height="8.975cm" svg:x="0.492cm" svg:y="0.238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993cm" fo:page-height="9.47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4T11:42:19.098137718</meta:creation-date>
    <dc:date>2016-07-14T11:44:14.803473783</dc:date>
    <meta:editing-duration>P0D</meta:editing-duration>
    <meta:editing-cycles>1</meta:editing-cycles>
    <meta:document-statistic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8.976cm" xlink:href="." xlink:type="simple" chart:class="chart:bar" chart:style-name="ch1">
        <chart:legend chart:legend-position="top" svg:x="6.461cm" svg:y="0.185cm" style:legend-expansion="wide" chart:style-name="ch2"/>
        <chart:plot-area chart:style-name="ch3" chart:data-source-has-labels="both" svg:x="1.331cm" svg:y="0.962cm" svg:width="14.357cm" svg:height="6.854cm">
          <chartooo:coordinate-region svg:x="2.138cm" svg:y="1.161cm" svg:width="13.55cm" svg:height="6.008cm"/>
          <chart:axis chart:dimension="x" chart:name="primary-x" chart:style-name="ch4" chartooo:axis-type="auto">
            <chartooo:date-scale/>
            <chart:title svg:x="6.309cm" svg:y="7.995cm" chart:style-name="ch5">
              <text:p>Percentage of Malleable Jobs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5.994cm" chart:style-name="ch7">
              <text:p>Execution Time [mins]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tion Time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227.5">
                <text:p>227.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233.5">
                <text:p>233.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233.5">
                <text:p>233.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232.5">
                <text:p>232.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233.5">
                <text:p>233.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233.5">
                <text:p>233.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37.5">
                <text:p>23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